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ywidualny Projekt Programistyczny</text:p>
      <text:p text:style-name="P4">Jakub Czarnecki</text:p>
      <text:p text:style-name="P2">Platformówka „King of the Tower”</text:p>
      <text:p text:style-name="P2"/>
      <text:p text:style-name="P3">Platformówka w której celem będzie dotarcie na szczyt wieży skacząc z platformy na platformę.</text:p>
      <text:p text:style-name="P3">Platformy będą się poruszać,chować i pojawiać, wraz z zwiększającym się poziomem trudności na platformach będą pojawiać się przeciwnicy których będzie trzeba pokonać aby przejść dalej, będzie można też zbierać różne bonusy które będą podliczane i wyświetlane po dostaniu się na szczyt wieży wraz z czasem jaki był potrzebny na dotarcie tam. </text:p>
      <text:p text:style-name="P3"/>
      <text:p text:style-name="P3">Grę planuję stworzyć na silniku Unity, programy które będą mi potrzebne to Blender oraz Adobe Photoshop oraz ścieżka dźwiękowa odtwarzana podczas rozgrywk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26T18:22:15.264000000</meta:creation-date>
    <dc:date>2018-02-26T21:16:53.28</dc:date>
    <meta:editing-duration>PT6M45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6" meta:word-count="97" meta:character-count="674"/>
  </office:meta>
</office:document-meta>
</file>